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B5000001F9CC9320FEC70FEE0C.png" manifest:media-type="image/png"/>
  <manifest:file-entry manifest:full-path="Pictures/10000001000002DB000002D1C4ADA795008FF28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fill-color="#ffffff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56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_5f_-title">
      <style:graphic-properties draw:auto-grow-height="true" fo:min-height="1.356cm"/>
      <style:paragraph-properties style:writing-mode="lr-tb"/>
    </style:style>
    <style:style style:name="pr7" style:family="presentation" style:parent-style-name="Blue_5f_Curve1_5f_-outline1">
      <style:graphic-properties fo:min-height="5.576cm"/>
      <style:paragraph-properties style:writing-mode="lr-tb"/>
    </style:style>
    <style:style style:name="pr8" style:family="presentation" style:parent-style-name="Blue_5f_Curve1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dd4100" loext:opacity="100%"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 draw:fill-color="#ffffff"/>
    </style:style>
    <style:style style:name="T1" style:family="text">
      <style:text-properties fo:color="#dd4100" loext:opacity="100%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>賽鴿長途飛行科學的關鍵指標</text:p>
          </draw:text-box>
        </draw:frame>
        <draw:frame draw:style-name="gr1" draw:text-style-name="P3" draw:layer="layout" svg:width="17.145cm" svg:height="1.237cm" svg:x="4.445cm" svg:y="7.5cm">
          <draw:text-box>
            <text:p text:style-name="P2"><text:span text:style-name="T1">特徵點分析圖和知識庫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56cm" svg:x="1cm" svg:y="0.486cm" presentation:class="title" presentation:user-transformed="true">
          <draw:text-box>
            <text:p>整體計劃</text:p>
          </draw:text-box>
        </draw:frame>
        <draw:frame presentation:style-name="pr4" draw:text-style-name="P1" draw:layer="layout" svg:width="26cm" svg:height="10cm" svg:x="1cm" svg:y="3cm" presentation:class="outline" presentation:placeholder="true">
          <draw:text-box/>
        </draw:frame>
        <draw:frame draw:style-name="gr3" draw:text-style-name="P5" draw:layer="layout" svg:width="11.017cm" svg:height="10.867cm" svg:x="8.033cm" svg:y="2.133cm">
          <draw:image xlink:href="Pictures/10000001000002DB000002D1C4ADA795008FF28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_5f_" presentation:presentation-page-layout-name="AL2T1" presentation:use-date-time-name="dtd1">
        <office:forms form:automatic-focus="false" form:apply-design-mode="false"/>
        <draw:frame presentation:style-name="pr6" draw:text-style-name="P1" draw:layer="layout" svg:width="26cm" svg:height="1.356cm" svg:x="1cm" svg:y="0.486cm" presentation:class="title" presentation:user-transformed="true">
          <draw:text-box>
            <text:p>特徵點分析圖</text:p>
          </draw:text-box>
        </draw:frame>
        <draw:frame presentation:style-name="pr7" draw:text-style-name="P1" draw:layer="layout" svg:width="26cm" svg:height="10cm" svg:x="1cm" svg:y="3.175cm" presentation:class="outline" presentation:placeholder="true" presentation:user-transformed="true">
          <draw:text-box/>
        </draw:frame>
        <draw:frame draw:style-name="gr3" draw:text-style-name="P5" draw:layer="layout" svg:width="27.999cm" svg:height="9.676cm" svg:x="0.001cm" svg:y="2.54cm">
          <draw:image xlink:href="Pictures/10000001000005B5000001F9CC9320FEC70FEE0C.png" xlink:type="simple" xlink:show="embed" xlink:actuate="onLoad" draw:mime-type="image/png">
            <text:p/>
          </draw:image>
        </draw:frame>
        <draw:frame draw:style-name="gr4" draw:text-style-name="P6" draw:layer="layout" svg:width="7.89cm" svg:height="0.985cm" svg:x="1cm" svg:y="12.7cm">
          <draw:text-box>
            <text:p><text:a xlink:href="http://127.0.0.1:5500/PigeonRace/GpsDataAnalysis/index.html" xlink:type="simple">特徵點分析圖連接</text:a></text:p>
          </draw:text-box>
        </draw:frame>
        <draw:frame draw:style-name="gr4" draw:text-style-name="P6" draw:layer="layout" svg:width="5.08cm" svg:height="0.985cm" svg:x="17.145cm" svg:y="12.7cm">
          <draw:text-box>
            <text:p><text:a xlink:href="https://hackmd.io/@wlQaxxCgQLqe945JLTL9_w/SkyD2kb09" xlink:type="simple">知識庫連接</text:a></text:p>
          </draw:text-box>
        </draw:frame>
        <draw:frame draw:style-name="gr4" draw:text-style-name="P7" draw:layer="layout" svg:width="5.715cm" svg:height="0.985cm" svg:x="8.89cm" svg:y="12.7cm">
          <draw:text-box>
            <text:p><text:a xlink:href="../../../../../../../Downloads/qiang-hao-fen-xiang-bei-hai-quan-neng-chao-ji-gao-shou-fei-guan-ge-she-yang-shao-teng-nai-xiang-gou%20(online-video-cutter.com).mp4" xlink:type="simple">鴿主放飛流程</text:a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01T10:31:05.510811270</meta:creation-date>
    <meta:editing-duration>PT8M46S</meta:editing-duration>
    <meta:editing-cycles>4</meta:editing-cycles>
    <meta:generator>LibreOffice/7.3.5.2$Linux_X86_64 LibreOffice_project/30$Build-2</meta:generator>
    <dc:title>Blue Curve</dc:title>
    <dc:date>2022-09-01T14:49:19.897163685</dc:date>
    <meta:document-statistic meta:object-count="65"/>
  </office:meta>
</office:document-meta>
</file>